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lvin941</text:p>
          </table:table-cell>
          <table:table-cell office:value-type="string">
            <text:p>Alvin Ho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2">
          <table:table-cell office:value-type="string">
            <text:p>Aricowan</text:p>
          </table:table-cell>
          <table:table-cell office:value-type="string">
            <text:p>Ari Cowen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17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Hale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66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07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36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43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oki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268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Ry62487</text:p>
          </table:table-cell>
          <table:table-cell office:value-type="string">
            <text:p>Ryan Thoma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office:value-type="string">
            <text:p>THC</text:p>
          </table:table-cell>
          <table:table-cell table:formula="of:=[.A355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 Cerney</text:p>
          </table:table-cell>
          <table:table-cell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369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383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17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3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5">08/25/2019</text:date>, <text:time>09:0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8-25T09:01:59</dc:date>
    <dc:creator>Skip Perry</dc:creator>
    <meta:editing-duration>P1DT3H51M9S</meta:editing-duration>
    <meta:editing-cycles>384</meta:editing-cycles>
    <meta:document-statistic meta:table-count="1" meta:cell-count="833" meta:object-count="0"/>
  </office:meta>
</office:document-meta>
</file>